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o is the demographic</text:p>
      <text:p text:style-name="Standard">Statement about alternative or less adequate arguments (These things are good, but mine is better)</text:p>
      <text:p text:style-name="Standard">Look at opposition, counter arguments, know how to respond to the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19T09:37:10.42</meta:creation-date>
    <dc:date>2017-10-19T10:20:46.46</dc:date>
    <dc:creator>Timothy Cayer</dc:creator>
    <meta:editing-duration>PT28M24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3" meta:word-count="30" meta:character-count="187"/>
  </office:meta>
</office:document-meta>
</file>